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mailchimp.com/resources/gestalt-principles-of-design/" text:style-name="Internet_20_link" text:visited-style-name="Visited_20_Internet_20_Link">https://mailchimp.com/resources/gestalt-principles-of-design/</text:a></text:p>
      <text:p text:style-name="Standard"><text:a xlink:type="simple" xlink:href="https://maze.co/blog/gestalt-principles/" text:style-name="Internet_20_link" text:visited-style-name="Visited_20_Internet_20_Link">https://maze.co/blog/gestalt-principles/</text:a></text:p>
      <text:p text:style-name="Standard"><text:a xlink:type="simple" xlink:href="https://www.verywellmind.com/gestalt-laws-of-perceptual-organization-2795835" text:style-name="Internet_20_link" text:visited-style-name="Visited_20_Internet_20_Link">https://www.verywellmind.com/gestalt-laws-of-perceptual-organization-2795835</text:a></text:p>
      <text:p text:style-name="Standard"><text:a xlink:type="simple" xlink:href="https://www.toptal.com/designers/ui/gestalt-principles-of-design" text:style-name="Internet_20_link" text:visited-style-name="Visited_20_Internet_20_Link">https://www.toptal.com/designers/ui/gestalt-principles-of-design</text:a></text:p>
      <text:p text:style-name="Standard"><text:a xlink:type="simple" xlink:href="https://www.interaction-design.org/literature/topics/gestalt-principles" text:style-name="Internet_20_link" text:visited-style-name="Visited_20_Internet_20_Link">https://www.interaction-design.org/literature/topics/gestalt-principles</text:a></text:p>
      <text:p text:style-name="Standard"><text:a xlink:type="simple" xlink:href="https://www.uifrommars.com/principios-gestalt-diseno-web/" text:style-name="Internet_20_link" text:visited-style-name="Visited_20_Internet_20_Link">https://www.uifrommars.com/principios-gestalt-diseno-web/</text:a></text:p>
      <text:p text:style-name="Standard"><text:a xlink:type="simple" xlink:href="https://swapps.com/blog/gestalt-principles-in-web-design/" text:style-name="Internet_20_link" text:visited-style-name="Visited_20_Internet_20_Link">https://swapps.com/blog/gestalt-principles-in-web-design/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09:45:08.132000000</meta:creation-date>
    <meta:generator>LibreOffice/7.5.6.2$Windows_X86_64 LibreOffice_project/f654817fb68d6d4600d7d2f6b647e47729f55f15</meta:generator>
    <dc:date>2024-10-22T09:58:00.835000000</dc:date>
    <meta:editing-duration>PT2M4S</meta:editing-duration>
    <meta:editing-cycles>1</meta:editing-cycles>
    <meta:document-statistic meta:table-count="0" meta:image-count="0" meta:object-count="0" meta:page-count="1" meta:paragraph-count="7" meta:word-count="7" meta:character-count="426" meta:non-whitespace-character-count="426"/>
  </office:meta>
</office:document-meta>
</file>